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T7" style:parent-style-name="DefaultParagraphFont" style:family="text">
      <style:text-properties style:font-name="Arial" style:font-name-complex="Arial" fo:font-size="12pt" style:font-size-asian="12pt" style:font-size-complex="12pt" fo:language="en" fo:country="US"/>
    </style:style>
    <style:style style:name="T8" style:parent-style-name="DefaultParagraphFont" style:family="text">
      <style:text-properties style:font-name="Arial" style:font-name-complex="Arial" fo:font-size="12pt" style:font-size-asian="12pt" style:font-size-complex="12pt" fo:language="en" fo:country="US"/>
    </style:style>
    <style:style style:name="T9" style:parent-style-name="DefaultParagraphFont" style:family="text">
      <style:text-properties style:font-name="Arial" style:font-name-complex="Arial" fo:font-size="12pt" style:font-size-asian="12pt" style:font-size-complex="12pt" fo:language="en" fo:country="US"/>
    </style:style>
    <style:style style:name="T10" style:parent-style-name="DefaultParagraphFont" style:family="text">
      <style:text-properties style:font-name="Arial" style:font-name-complex="Arial" fo:font-size="12pt" style:font-size-asian="12pt" style:font-size-complex="12pt" fo:language="en" fo:country="US"/>
    </style:style>
    <style:style style:name="T11" style:parent-style-name="DefaultParagraphFont" style:family="text">
      <style:text-properties style:font-name="Arial" style:font-name-complex="Arial" fo:font-size="12pt" style:font-size-asian="12pt" style:font-size-complex="12pt" fo:language="en" fo:country="US"/>
    </style:style>
    <style:style style:name="T12" style:parent-style-name="DefaultParagraphFont" style:family="text">
      <style:text-properties style:font-name="Arial" style:font-name-complex="Arial" fo:font-size="12pt" style:font-size-asian="12pt" style:font-size-complex="12pt" fo:language="en" fo:country="US"/>
    </style:style>
    <style:style style:name="T13" style:parent-style-name="DefaultParagraphFont" style:family="text">
      <style:text-properties style:font-name="Arial" style:font-name-complex="Arial" fo:font-size="12pt" style:font-size-asian="12pt" style:font-size-complex="12pt" fo:language="en" fo:country="US"/>
    </style:style>
    <style:style style:name="T14" style:parent-style-name="DefaultParagraphFont" style:family="text">
      <style:text-properties style:font-name="Arial" style:font-name-complex="Arial" fo:font-size="12pt" style:font-size-asian="12pt" style:font-size-complex="12pt" fo:language="en" fo:country="US"/>
    </style:style>
    <style:style style:name="T15" style:parent-style-name="DefaultParagraphFont" style:family="text">
      <style:text-properties style:font-name="Arial" style:font-name-complex="Arial" fo:font-size="12pt" style:font-size-asian="12pt" style:font-size-complex="12pt" fo:language="en" fo:country="US"/>
    </style:style>
    <style:style style:name="T16" style:parent-style-name="DefaultParagraphFont" style:family="text">
      <style:text-properties style:font-name="Arial" style:font-name-complex="Arial" fo:font-size="12pt" style:font-size-asian="12pt" style:font-size-complex="12pt" fo:language="en" fo:country="US"/>
    </style:style>
    <style:style style:name="T17" style:parent-style-name="DefaultParagraphFont" style:family="text">
      <style:text-properties style:font-name="Arial" style:font-name-complex="Arial" fo:font-size="12pt" style:font-size-asian="12pt" style:font-size-complex="12pt" fo:language="en" fo:country="US"/>
    </style:style>
  </office:automatic-styles>
  <office:body>
    <office:text text:use-soft-page-breaks="true">
      <text:p text:style-name="P1">Conclusion, Introduction, Abstract</text:p>
      <text:p text:style-name="P2"><text:span text:style-name="T3">Past tense was used to document<text:s/></text:span><text:span text:style-name="T4">the introduction and the abstract while some present, past and future tense w</text:span><text:span text:style-name="T5">ere</text:span><text:span text:style-name="T6"><text:s/>used in the conclusion<text:s/></text:span><text:span text:style-name="T7">and</text:span><text:span text:style-name="T8"><text:s/>recommendations such as accessibility options to the game<text:s/></text:span><text:span text:style-name="T9">were</text:span><text:span text:style-name="T10"><text:s/>suggested as to give assistance to students that require special needs. In the introduction I emphasized on the problem that is present</text:span><text:span text:style-name="T11">,</text:span><text:span text:style-name="T12"><text:s/>that<text:s/></text:span><text:span text:style-name="T13">being</text:span><text:span text:style-name="T14"><text:s/>the lack of awareness that educators are<text:s/></text:span><text:span text:style-name="T15">delivering</text:span><text:span text:style-name="T16"><text:s/>to young students about cyber security and its threats. Certain subjects like gamification, cyber security and e-learning<text:s/></text:span><text:span text:style-name="T17">are researched on showing existing discoveries and results that are recorded. Abstract was used to summarize the dissertation showing the purpose of the study and conclusion that were defined after the dissertation. References were provided in context in the abstract and introduction as well. A passive style of writing was used where the research was objectified and defined in the conclusion and mentioned in the abstract. I did not use any tables and figures as no information was needed to be shown in the form of a table or a fig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18:33:00Z</meta:creation-date>
    <dc:date>2020-06-01T18:59:00Z</dc:date>
    <meta:template xlink:href="Normal" xlink:type="simple"/>
    <meta:editing-cycles>5</meta:editing-cycles>
    <meta:editing-duration>PT1560S</meta:editing-duration>
    <meta:document-statistic meta:page-count="1" meta:paragraph-count="2" meta:word-count="164" meta:character-count="1098" meta:row-count="7" meta:non-whitespace-character-count="936"/>
  </office:meta>
</office:document-meta>
</file>